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Trebuchet MS" svg:font-family="'Trebuchet MS', Verdana, sans-serif"/>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text-properties style:font-name="Monaco1" fo:font-size="9pt" style:font-size-asian="9pt" style:font-size-complex="9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Monaco1" fo:font-size="9pt" style:font-size-asian="9pt" style:font-size-complex="9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List">
      <style:paragraph-properties fo:margin-left="3.752cm" fo:margin-right="0cm" fo:text-align="start" style:justify-single-word="false" fo:text-indent="-0.66cm" style:auto-text-indent="false"/>
    </style:style>
    <style:style style:name="P64"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Heading_20_TOC" style:master-page-name="Index">
      <style:paragraph-properties style:page-number="auto"/>
    </style:style>
    <style:style style:name="P71" style:family="paragraph" style:parent-style-name="Heading_20_2">
      <style:paragraph-properties fo:break-before="page"/>
    </style:style>
    <style:style style:name="P72" style:family="paragraph" style:parent-style-name="Code">
      <style:text-properties style:font-name="Monaco1" fo:font-size="9pt" style:font-size-asian="9pt" style:font-size-complex="9pt"/>
    </style:style>
    <style:style style:name="P73" style:family="paragraph" style:parent-style-name="Code">
      <style:text-properties style:font-name="Monaco1" fo:font-size="9pt" fo:font-style="normal" fo:font-weight="normal" style:font-size-asian="9pt" style:font-size-complex="9pt"/>
    </style:style>
    <style:style style:name="P74" style:family="paragraph" style:parent-style-name="Code">
      <style:text-properties style:font-name="Monaco1" fo:font-size="9pt" style:font-size-asian="9pt" style:font-size-complex="9pt"/>
    </style:style>
    <style:style style:name="P75" style:family="paragraph" style:parent-style-name="List" style:list-style-name="L1">
      <style:paragraph-properties fo:margin-left="3.752cm" fo:margin-right="0cm" fo:text-indent="0cm" style:auto-text-indent="false"/>
    </style:style>
    <style:style style:name="P76" style:family="paragraph" style:parent-style-name="List" style:list-style-name="L4">
      <style:paragraph-properties fo:margin-left="3.752cm" fo:margin-right="0cm" fo:text-indent="0cm" style:auto-text-indent="false"/>
    </style:style>
    <style:style style:name="P77" style:family="paragraph" style:parent-style-name="List" style:list-style-name="L5">
      <style:paragraph-properties fo:margin-left="3.752cm" fo:margin-right="0cm" fo:text-indent="0cm" style:auto-text-indent="false"/>
    </style:style>
    <style:style style:name="P78" style:family="paragraph" style:parent-style-name="List" style:list-style-name="L6">
      <style:paragraph-properties fo:margin-left="3.752cm" fo:margin-right="0cm" fo:text-indent="0cm" style:auto-text-indent="false"/>
    </style:style>
    <style:style style:name="P79" style:family="paragraph" style:parent-style-name="List" style:list-style-name="L7">
      <style:paragraph-properties fo:margin-left="3.752cm" fo:margin-right="0cm" fo:text-indent="0cm" style:auto-text-indent="false"/>
    </style:style>
    <style:style style:name="P80" style:family="paragraph" style:parent-style-name="List" style:list-style-name="L8">
      <style:paragraph-properties fo:margin-left="3.752cm" fo:margin-right="0cm" fo:text-indent="0cm" style:auto-text-indent="false"/>
    </style:style>
    <style:style style:name="P81" style:family="paragraph" style:parent-style-name="Contents_20_2">
      <style:paragraph-properties>
        <style:tab-stops>
          <style:tab-stop style:position="14.589cm" style:type="right" style:leader-style="dotted" style:leader-text="."/>
        </style:tab-stops>
      </style:paragraph-propertie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Footer" style:list-style-name="L1"/>
    <style:style style:name="P85" style:family="paragraph" style:parent-style-name="Text_20_body">
      <style:text-properties style:font-name="Optima1" fo:font-size="10pt"/>
    </style:style>
    <style:style style:name="P86" style:family="paragraph" style:parent-style-name="Text_20_body">
      <style:text-properties fo:font-weight="bold" style:font-weight-asian="bold" style:font-weight-complex="bold"/>
    </style:style>
    <style:style style:name="P87" style:family="paragraph" style:parent-style-name="Text_20_body" style:list-style-name="L9">
      <style:paragraph-properties fo:margin-left="3.752cm" fo:margin-right="0cm" fo:text-indent="-0.032cm" style:auto-text-indent="false">
        <style:tab-stops/>
      </style:paragraph-properties>
    </style:style>
    <style:style style:name="P88" style:family="paragraph" style:parent-style-name="Text_20_body" style:list-style-name="L11">
      <style:paragraph-properties fo:margin-left="5.002cm" fo:margin-right="0cm" fo:text-indent="-0.635cm" style:auto-text-indent="false"/>
    </style:style>
    <style:style style:name="P8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9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9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4" style:family="paragraph" style:parent-style-name="Text_20_body" style:list-style-name="L11">
      <style:paragraph-properties fo:margin-left="3.117cm" fo:margin-right="0cm" fo:text-indent="0cm" style:auto-text-indent="false"/>
    </style:style>
    <style:style style:name="P95" style:family="paragraph" style:parent-style-name="Text_20_body" style:list-style-name="L11">
      <style:paragraph-properties fo:margin-left="3.013cm" fo:margin-right="0cm" fo:text-indent="0cm" style:auto-text-indent="false"/>
    </style:style>
    <style:style style:name="P9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7" style:family="paragraph" style:parent-style-name="Heading_20_4">
      <style:paragraph-properties fo:margin-left="2.358cm" fo:margin-right="0cm" fo:text-indent="0cm" style:auto-text-indent="false"/>
    </style:style>
    <style:style style:name="P98" style:family="paragraph" style:parent-style-name="Heading_20_4">
      <style:paragraph-properties fo:margin-left="2.327cm" fo:margin-right="0cm" fo:text-indent="0cm" style:auto-text-indent="false"/>
    </style:style>
    <style:style style:name="P99" style:family="paragraph" style:parent-style-name="Heading_20_4">
      <style:paragraph-properties fo:margin-left="2.45cm" fo:margin-right="0cm" fo:text-indent="0cm" style:auto-text-indent="false"/>
    </style:style>
    <style:style style:name="P100" style:family="paragraph" style:parent-style-name="Heading_20_4">
      <style:paragraph-properties fo:margin-left="2.42cm" fo:margin-right="0cm" fo:text-indent="0cm" style:auto-text-indent="false"/>
    </style:style>
    <style:style style:name="P101" style:family="paragraph" style:parent-style-name="Heading_20_4">
      <style:paragraph-properties fo:margin-left="2.388cm" fo:margin-right="0cm" fo:text-indent="0cm" style:auto-text-indent="false"/>
    </style:style>
    <style:style style:name="P102" style:family="paragraph" style:parent-style-name="Table_20_Contents" style:list-style-name="L2"/>
    <style:style style:name="P103" style:family="paragraph" style:parent-style-name="Table_20_Contents" style:list-style-name="L3"/>
    <style:style style:name="P104" style:family="paragraph" style:parent-style-name="Table_20_Contents" style:list-style-name="L2">
      <style:paragraph-properties fo:margin-left="1.251cm" fo:margin-right="0cm" fo:text-indent="0cm" style:auto-text-indent="false"/>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normal"/>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style:font-name="Optima1" fo:font-size="10pt" fo:font-style="normal" fo:font-weight="normal" style:font-size-asian="10pt" style:font-size-complex="10pt"/>
    </style:style>
    <style:style style:name="T32" style:family="text">
      <style:text-properties style:font-size-asian="10pt" style:font-size-complex="10pt"/>
    </style:style>
    <style:style style:name="T33" style:family="text">
      <style:text-properties style:font-name="Monaco1" fo:font-size="9pt" style:font-size-asian="9pt" style:font-size-complex="9pt"/>
    </style:style>
    <style:style style:name="T34"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10"/>
      <text:p text:style-name="P12">PacketFence<text:line-break/> – version 3.0.2</text:p>
      <text:p text:style-name="P11">Administration Guide</text:p>
      <text:p text:style-name="P2"/>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9"><draw:frame draw:style-name="fr2" draw:name="graphics2" text:anchor-type="as-char" svg:y="0cm" svg:width="9.631cm" svg:height="2.101cm" draw:z-index="9"><draw:image xlink:href="Pictures/100000000000025800000083DAD07D18.jpg" xlink:type="simple" xlink:show="embed" xlink:actuate="onLoad"/></draw:frame></text:p>
      <text:p text:style-name="P7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6"><text:a xlink:type="simple" xlink:href="#__RefHeading__64237_1684072385" text:style-name="Index_20_Link" text:visited-style-name="Index_20_Link">Chapter 1<text:tab/>About this Guide <text:s text:c="2"/><text:tab/>6</text:a></text:p>
          <text:p text:style-name="P81"><text:a xlink:type="simple" xlink:href="#__RefHeading__4753_400627320" text:style-name="Index_20_Link" text:visited-style-name="Index_20_Link">Other sources of information <text:s text:c="2"/><text:tab/>6</text:a></text:p>
          <text:p text:style-name="P96"><text:a xlink:type="simple" xlink:href="#__RefHeading__4755_400627320" text:style-name="Index_20_Link" text:visited-style-name="Index_20_Link">Chapter 2<text:tab/>Introduction <text:s text:c="2"/><text:tab/>7</text:a></text:p>
          <text:p text:style-name="P81"><text:a xlink:type="simple" xlink:href="#__RefHeading__4887_676192730" text:style-name="Index_20_Link" text:visited-style-name="Index_20_Link">Features <text:s text:c="2"/><text:tab/>7</text:a></text:p>
          <text:p text:style-name="P81"><text:a xlink:type="simple" xlink:href="#__RefHeading__4908_1071192008" text:style-name="Index_20_Link" text:visited-style-name="Index_20_Link">Network Integration <text:s text:c="2"/><text:tab/>9</text:a></text:p>
          <text:p text:style-name="P81"><text:a xlink:type="simple" xlink:href="#__RefHeading__4889_676192730" text:style-name="Index_20_Link" text:visited-style-name="Index_20_Link">Components <text:s text:c="2"/><text:tab/>10</text:a></text:p>
          <text:p text:style-name="P96"><text:a xlink:type="simple" xlink:href="#__RefHeading__4757_400627320" text:style-name="Index_20_Link" text:visited-style-name="Index_20_Link">Chapter 3<text:tab/>System Requirements <text:s text:c="2"/><text:tab/>11</text:a></text:p>
          <text:p text:style-name="P81"><text:a xlink:type="simple" xlink:href="#__RefHeading__7255_1795821865" text:style-name="Index_20_Link" text:visited-style-name="Index_20_Link">Assumptions <text:s text:c="2"/><text:tab/>11</text:a></text:p>
          <text:p text:style-name="P81"><text:a xlink:type="simple" xlink:href="#__RefHeading__1805_664238303" text:style-name="Index_20_Link" text:visited-style-name="Index_20_Link">Minimum Hardware Requirements <text:s text:c="2"/><text:tab/>12</text:a></text:p>
          <text:p text:style-name="P81"><text:a xlink:type="simple" xlink:href="#__RefHeading__1807_664238303" text:style-name="Index_20_Link" text:visited-style-name="Index_20_Link">Operating System Requirements <text:s text:c="2"/><text:tab/>13</text:a></text:p>
          <text:p text:style-name="P96"><text:a xlink:type="simple" xlink:href="#__RefHeading__7257_1795821865" text:style-name="Index_20_Link" text:visited-style-name="Index_20_Link">Chapter 4<text:tab/>Installation <text:s text:c="2"/><text:tab/>14</text:a></text:p>
          <text:p text:style-name="P81"><text:a xlink:type="simple" xlink:href="#__RefHeading__1811_664238303" text:style-name="Index_20_Link" text:visited-style-name="Index_20_Link">OS Installation <text:s text:c="2"/><text:tab/>14</text:a></text:p>
          <text:p text:style-name="P81"><text:a xlink:type="simple" xlink:href="#__RefHeading__1813_664238303" text:style-name="Index_20_Link" text:visited-style-name="Index_20_Link">Software Download <text:s text:c="2"/><text:tab/>16</text:a></text:p>
          <text:p text:style-name="P81"><text:a xlink:type="simple" xlink:href="#__RefHeading__1815_664238303" text:style-name="Index_20_Link" text:visited-style-name="Index_20_Link">Software Installation <text:s text:c="2"/><text:tab/>16</text:a></text:p>
          <text:p text:style-name="P96"><text:a xlink:type="simple" xlink:href="#__RefHeading__1817_664238303" text:style-name="Index_20_Link" text:visited-style-name="Index_20_Link">Chapter 5<text:tab/>Configuration <text:s text:c="2"/><text:tab/>17</text:a></text:p>
          <text:p text:style-name="P81"><text:a xlink:type="simple" xlink:href="#__RefHeading__1819_664238303" text:style-name="Index_20_Link" text:visited-style-name="Index_20_Link">First Step <text:s text:c="2"/><text:tab/>17</text:a></text:p>
          <text:p text:style-name="P81"><text:a xlink:type="simple" xlink:href="#__RefHeading__4222_851406933" text:style-name="Index_20_Link" text:visited-style-name="Index_20_Link">Web-based Administration Interface <text:s text:c="2"/><text:tab/>17</text:a></text:p>
          <text:p text:style-name="P81"><text:a xlink:type="simple" xlink:href="#__RefHeading__4224_851406933" text:style-name="Index_20_Link" text:visited-style-name="Index_20_Link">Global configuration file (pf.conf) <text:s text:c="2"/><text:tab/>18</text:a></text:p>
          <text:p text:style-name="P81"><text:a xlink:type="simple" xlink:href="#__RefHeading__1821_664238303" text:style-name="Index_20_Link" text:visited-style-name="Index_20_Link">Apache Configuration <text:s text:c="2"/><text:tab/>18</text:a></text:p>
          <text:p text:style-name="P81"><text:a xlink:type="simple" xlink:href="#__RefHeading__10325_892139441" text:style-name="Index_20_Link" text:visited-style-name="Index_20_Link">SELinux <text:s text:c="2"/><text:tab/>19</text:a></text:p>
          <text:p text:style-name="P81"><text:a xlink:type="simple" xlink:href="#__RefHeading__1823_664238303" text:style-name="Index_20_Link" text:visited-style-name="Index_20_Link">Authentication (flat file, LDAP/AD, RADIUS) <text:s text:c="2"/><text:tab/>19</text:a></text:p>
          <text:p text:style-name="P81"><text:a xlink:type="simple" xlink:href="#__RefHeading__4226_851406933" text:style-name="Index_20_Link" text:visited-style-name="Index_20_Link">Network Device Definition (switches.conf) <text:s text:c="2"/><text:tab/>20</text:a></text:p>
          <text:p text:style-name="P81"><text:a xlink:type="simple" xlink:href="#__RefHeading__4228_851406933" text:style-name="Index_20_Link" text:visited-style-name="Index_20_Link">Default VLAN assignment <text:s text:c="2"/><text:tab/>23</text:a></text:p>
          <text:p text:style-name="P81"><text:a xlink:type="simple" xlink:href="#__RefHeading__4285_1877026166" text:style-name="Index_20_Link" text:visited-style-name="Index_20_Link">Inline enforcement configuration <text:s text:c="2"/><text:tab/>23</text:a></text:p>
          <text:p text:style-name="P81"><text:a xlink:type="simple" xlink:href="#__RefHeading__8290_1385082861" text:style-name="Index_20_Link" text:visited-style-name="Index_20_Link">DHCP and DNS Server Configuration (networks.conf) <text:s text:c="2"/><text:tab/>24</text:a></text:p>
          <text:p text:style-name="P81"><text:a xlink:type="simple" xlink:href="#__RefHeading__10918_1231235898" text:style-name="Index_20_Link" text:visited-style-name="Index_20_Link">Production DHCP access <text:s text:c="2"/><text:tab/>25</text:a></text:p>
          <text:p text:style-name="P81"><text:a xlink:type="simple" xlink:href="#__RefHeading__8292_1385082861" text:style-name="Index_20_Link" text:visited-style-name="Index_20_Link">Routed Networks <text:s text:c="2"/><text:tab/>28</text:a></text:p>
          <text:p text:style-name="P81"><text:soft-page-break/><text:a xlink:type="simple" xlink:href="#__RefHeading__24248_1038895957" text:style-name="Index_20_Link" text:visited-style-name="Index_20_Link">FreeRADIUS Configuration <text:s text:c="2"/><text:tab/>30</text:a></text:p>
          <text:p text:style-name="P81"><text:a xlink:type="simple" xlink:href="#__RefHeading__10089_2111357785" text:style-name="Index_20_Link" text:visited-style-name="Index_20_Link">Starting PacketFence Services <text:s text:c="2"/><text:tab/>34</text:a></text:p>
          <text:p text:style-name="P81"><text:a xlink:type="simple" xlink:href="#__RefHeading__4230_851406933" text:style-name="Index_20_Link" text:visited-style-name="Index_20_Link">Log files <text:s text:c="2"/><text:tab/>34</text:a></text:p>
          <text:p text:style-name="P96"><text:a xlink:type="simple" xlink:href="#__RefHeading__4232_851406933" text:style-name="Index_20_Link" text:visited-style-name="Index_20_Link">Chapter 6<text:tab/>Configuration by example <text:s text:c="2"/><text:tab/>35</text:a></text:p>
          <text:p text:style-name="P81"><text:a xlink:type="simple" xlink:href="#__RefHeading__4234_851406933" text:style-name="Index_20_Link" text:visited-style-name="Index_20_Link">Assumptions <text:s text:c="2"/><text:tab/>35</text:a></text:p>
          <text:p text:style-name="P81"><text:a xlink:type="simple" xlink:href="#__RefHeading__4236_851406933" text:style-name="Index_20_Link" text:visited-style-name="Index_20_Link">Network Interfaces <text:s text:c="2"/><text:tab/>36</text:a></text:p>
          <text:p text:style-name="P81"><text:a xlink:type="simple" xlink:href="#__RefHeading__4238_851406933" text:style-name="Index_20_Link" text:visited-style-name="Index_20_Link">Switch Setup <text:s text:c="2"/><text:tab/>37</text:a></text:p>
          <text:p text:style-name="P81"><text:a xlink:type="simple" xlink:href="#__RefHeading__4240_851406933" text:style-name="Index_20_Link" text:visited-style-name="Index_20_Link">switches.conf <text:s text:c="2"/><text:tab/>38</text:a></text:p>
          <text:p text:style-name="P81"><text:a xlink:type="simple" xlink:href="#__RefHeading__4242_851406933" text:style-name="Index_20_Link" text:visited-style-name="Index_20_Link">pf.conf <text:s text:c="2"/><text:tab/>39</text:a></text:p>
          <text:p text:style-name="P81"><text:a xlink:type="simple" xlink:href="#__RefHeading__4244_851406933" text:style-name="Index_20_Link" text:visited-style-name="Index_20_Link">networks.conf <text:s text:c="2"/><text:tab/>40</text:a></text:p>
          <text:p text:style-name="P81"><text:a xlink:type="simple" xlink:href="#__RefHeading__9527_1417655456" text:style-name="Index_20_Link" text:visited-style-name="Index_20_Link">Inline enforcement specifics <text:s text:c="2"/><text:tab/>41</text:a></text:p>
          <text:p text:style-name="P81"><text:a xlink:type="simple" xlink:href="#__RefHeading__4248_851406933" text:style-name="Index_20_Link" text:visited-style-name="Index_20_Link">FreeRADIUS <text:s text:c="2"/><text:tab/>42</text:a></text:p>
          <text:p text:style-name="P96"><text:a xlink:type="simple" xlink:href="#__RefHeading__4785_400627320" text:style-name="Index_20_Link" text:visited-style-name="Index_20_Link">Chapter 7<text:tab/>Optional components <text:s text:c="2"/><text:tab/>43</text:a></text:p>
          <text:p text:style-name="P81"><text:a xlink:type="simple" xlink:href="#__RefHeading__10091_2111357785" text:style-name="Index_20_Link" text:visited-style-name="Index_20_Link">Blocking malicious activities with violations <text:s text:c="2"/><text:tab/>43</text:a></text:p>
          <text:p text:style-name="P81"><text:a xlink:type="simple" xlink:href="#__RefHeading__10139_2111357785" text:style-name="Index_20_Link" text:visited-style-name="Index_20_Link">Conformity Scan (Nessus) <text:s text:c="2"/><text:tab/>47</text:a></text:p>
          <text:p text:style-name="P81"><text:a xlink:type="simple" xlink:href="#__RefHeading__4823_400627320" text:style-name="Index_20_Link" text:visited-style-name="Index_20_Link">Oinkmaster <text:s text:c="2"/><text:tab/>49</text:a></text:p>
          <text:p text:style-name="P81"><text:a xlink:type="simple" xlink:href="#__RefHeading__10920_1231235898" text:style-name="Index_20_Link" text:visited-style-name="Index_20_Link">Floating Network Devices <text:s text:c="2"/><text:tab/>50</text:a></text:p>
          <text:p text:style-name="P81"><text:a xlink:type="simple" xlink:href="#__RefHeading__6134_1786020060" text:style-name="Index_20_Link" text:visited-style-name="Index_20_Link">Statement of Health (SoH) <text:s text:c="2"/><text:tab/>52</text:a></text:p>
          <text:p text:style-name="P96"><text:a xlink:type="simple" xlink:href="#__RefHeading__10792_892139441" text:style-name="Index_20_Link" text:visited-style-name="Index_20_Link">Chapter 8<text:tab/>Operating System Best Practices <text:s text:c="2"/><text:tab/>54</text:a></text:p>
          <text:p text:style-name="P81"><text:a xlink:type="simple" xlink:href="#__RefHeading__10794_892139441" text:style-name="Index_20_Link" text:visited-style-name="Index_20_Link">Iptables <text:s text:c="2"/><text:tab/>54</text:a></text:p>
          <text:p text:style-name="P81"><text:a xlink:type="simple" xlink:href="#__RefHeading__10796_892139441" text:style-name="Index_20_Link" text:visited-style-name="Index_20_Link">Log Rotations <text:s text:c="2"/><text:tab/>54</text:a></text:p>
          <text:p text:style-name="P81"><text:a xlink:type="simple" xlink:href="#__RefHeading__24252_1038895957" text:style-name="Index_20_Link" text:visited-style-name="Index_20_Link">High availability <text:s text:c="2"/><text:tab/>55</text:a></text:p>
          <text:p text:style-name="P96"><text:a xlink:type="simple" xlink:href="#__RefHeading__4791_400627320" text:style-name="Index_20_Link" text:visited-style-name="Index_20_Link">Chapter 9<text:tab/>Performance optimization <text:s text:c="2"/><text:tab/>64</text:a></text:p>
          <text:p text:style-name="P81"><text:a xlink:type="simple" xlink:href="#__RefHeading__4795_400627320" text:style-name="Index_20_Link" text:visited-style-name="Index_20_Link">MySQL optimizations <text:s text:c="2"/><text:tab/>64</text:a></text:p>
          <text:p text:style-name="P81"><text:a xlink:type="simple" xlink:href="#__RefHeading__6431_1006122953" text:style-name="Index_20_Link" text:visited-style-name="Index_20_Link">Captive portal optimizations <text:s text:c="2"/><text:tab/>68</text:a></text:p>
          <text:p text:style-name="P96"><text:a xlink:type="simple" xlink:href="#__RefHeading__4809_400627320" text:style-name="Index_20_Link" text:visited-style-name="Index_20_Link">Chapter 10<text:tab/>Frequently Asked Questions <text:s text:c="2"/><text:tab/>69</text:a></text:p>
          <text:p text:style-name="P96"><text:a xlink:type="simple" xlink:href="#__RefHeading__24254_1038895957" text:style-name="Index_20_Link" text:visited-style-name="Index_20_Link">Chapter 11<text:tab/>Technical introduction to VLAN enforcement <text:s text:c="3"/><text:tab/>70</text:a></text:p>
          <text:p text:style-name="P81"><text:a xlink:type="simple" xlink:href="#__RefHeading__15227_2111357785" text:style-name="Index_20_Link" text:visited-style-name="Index_20_Link">Introduction <text:s text:c="2"/><text:tab/>70</text:a></text:p>
          <text:p text:style-name="P81"><text:a xlink:type="simple" xlink:href="#__RefHeading__4767_400627320" text:style-name="Index_20_Link" text:visited-style-name="Index_20_Link">More on SNMP traps VLAN isolation <text:s text:c="2"/><text:tab/>72</text:a></text:p>
          <text:p text:style-name="P96"><text:a xlink:type="simple" xlink:href="#__RefHeading__9529_1417655456" text:style-name="Index_20_Link" text:visited-style-name="Index_20_Link">Chapter 12<text:tab/>Technical introduction to Inline enforcement <text:s text:c="2"/><text:tab/>74</text:a></text:p>
          <text:p text:style-name="P81"><text:a xlink:type="simple" xlink:href="#__RefHeading__9614_1417655456" text:style-name="Index_20_Link" text:visited-style-name="Index_20_Link">Introduction <text:s text:c="2"/><text:tab/>74</text:a></text:p>
          <text:p text:style-name="P81"><text:a xlink:type="simple" xlink:href="#__RefHeading__9616_1417655456" text:style-name="Index_20_Link" text:visited-style-name="Index_20_Link">Device configuration <text:s text:c="2"/><text:tab/>74</text:a></text:p>
          <text:p text:style-name="P81"><text:soft-page-break/><text:a xlink:type="simple" xlink:href="#__RefHeading__9618_1417655456" text:style-name="Index_20_Link" text:visited-style-name="Index_20_Link">Access control <text:s text:c="2"/><text:tab/>74</text:a></text:p>
          <text:p text:style-name="P81"><text:a xlink:type="simple" xlink:href="#__RefHeading__4287_1877026166" text:style-name="Index_20_Link" text:visited-style-name="Index_20_Link">Limitations <text:s text:c="2"/><text:tab/>74</text:a></text:p>
          <text:p text:style-name="P96"><text:a xlink:type="simple" xlink:href="#__RefHeading__24091_1038895957" text:style-name="Index_20_Link" text:visited-style-name="Index_20_Link">Chapter 13<text:tab/>Appendix A: Administration Tools <text:s text:c="2"/><text:tab/>76</text:a></text:p>
          <text:p text:style-name="P81"><text:a xlink:type="simple" xlink:href="#__RefHeading__4759_400627320" text:style-name="Index_20_Link" text:visited-style-name="Index_20_Link">pfcmd <text:s text:c="2"/><text:tab/>76</text:a></text:p>
          <text:p text:style-name="P81"><text:a xlink:type="simple" xlink:href="#__RefHeading__4761_400627320" text:style-name="Index_20_Link" text:visited-style-name="Index_20_Link">pfcmd_vlan <text:s text:c="2"/><text:tab/>77</text:a></text:p>
          <text:p text:style-name="P81"><text:a xlink:type="simple" xlink:href="#__RefHeading__4763_400627320" text:style-name="Index_20_Link" text:visited-style-name="Index_20_Link">Web Admin GUI <text:s text:c="2"/><text:tab/>79</text:a></text:p>
          <text:p text:style-name="P96"><text:a xlink:type="simple" xlink:href="#__RefHeading__5636_45833099" text:style-name="Index_20_Link" text:visited-style-name="Index_20_Link">Chapter 14<text:tab/>Appendix B : Manual FreeRADIUS 2 configuration <text:s text:c="2"/><text:tab/>80</text:a></text:p>
          <text:p text:style-name="P96"><text:a xlink:type="simple" xlink:href="#__RefHeading__24256_1038895957" text:style-name="Index_20_Link" text:visited-style-name="Index_20_Link">Chapter 15<text:tab/>Appendix C: Legacy FreeRADIUS 1.x configuration <text:s text:c="2"/><text:tab/>83</text:a></text:p>
          <text:p text:style-name="P96"><text:a xlink:type="simple" xlink:href="#__RefHeading__4829_400627320" text:style-name="Index_20_Link" text:visited-style-name="Index_20_Link">Chapter 16<text:tab/>Additional Information <text:s text:c="2"/><text:tab/>87</text:a></text:p>
          <text:p text:style-name="P96"><text:a xlink:type="simple" xlink:href="#__RefHeading__4831_400627320" text:style-name="Index_20_Link" text:visited-style-name="Index_20_Link">Chapter 17<text:tab/>Commercial Support and Contact Information <text:s text:c="2"/><text:tab/>88</text:a></text:p>
          <text:p text:style-name="P96"><text:a xlink:type="simple" xlink:href="#__RefHeading__4833_400627320" text:style-name="Index_20_Link" text:visited-style-name="Index_20_Link">Chapter 18<text:tab/>GNU Free Documentation License <text:s text:c="2"/><text:tab/>89</text:a></text:p>
        </text:index-body>
      </text:table-of-content>
      <text:p text:style-name="Standard"/>
      <text:list xml:id="list1670919594" text:style-name="Outline">
        <text:list-item>
          <text:h text:style-name="P82"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37242927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94602181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26173340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9">❏<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3"/>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994334801" text:continue-numbering="true" text:style-name="Outline">
        <text:list-item>
          <text:list>
            <text:list-item>
              <text:h text:style-name="P7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509220423" text:continue-numbering="true" text:style-name="Outline">
        <text:list-item>
          <text:list>
            <text:list-item>
              <text:h text:style-name="P7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82772996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958404382" text:style-name="L1">
        <text:list-header>
          <text:p text:style-name="P75">❏<text:tab/>Database server (MySQL)</text:p>
          <text:p text:style-name="P75">❏<text:tab/>Web server (Apache)</text:p>
          <text:p text:style-name="P84"/>
          <text:p text:style-name="P84">Depending on your setup you may have to install additional components like:</text:p>
          <text:p text:style-name="P75">❏<text:tab/>DHCP server (ISC DHCP)</text:p>
          <text:p text:style-name="P75">❏<text:tab/>DNS server (BIND)</text:p>
          <text:p text:style-name="P75">❏<text:tab/>RADIUS server (FreeRADIUS)</text:p>
        </text:list-header>
      </text:list>
      <text:p text:style-name="P17">❏<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693728373" text:continue-list="list827729967" text:style-name="Outline">
        <text:list-item>
          <text:list>
            <text:list-item>
              <text:h text:style-name="P7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71678081" text:style-name="L2">
              <text:list-header>
                <text:p text:style-name="P102">◾ Intel or AMD CPU 3 GHz</text:p>
              </text:list-header>
            </text:list>
            <text:list xml:id="list1753752423" text:style-name="L3">
              <text:list-header>
                <text:p text:style-name="P103">◾ 2048 MB of RAM</text:p>
              </text:list-header>
            </text:list>
            <text:list xml:id="list884778649" text:continue-list="list71678081" text:style-name="L2">
              <text:list-header>
                <text:p text:style-name="P102">◾ 20 GB of disk space (RAID 1 recommended)</text:p>
                <text:p text:style-name="P102">◾ 1 Network card</text:p>
                <text:list>
                  <text:list-item>
                    <text:list>
                      <text:list-item>
                        <text:p text:style-name="P104"><text:s/>+ 1 for high-availability</text:p>
                      </text:list-item>
                      <text:list-item>
                        <text:p text:style-name="P104"><text:s/>+ 1 for intrusion detection</text:p>
                      </text:list-item>
                    </text:list>
                  </text:list-item>
                </text:list>
              </text:list-header>
            </text:list>
          </table:table-cell>
        </table:table-row>
      </table:table>
      <text:p text:style-name="Standard"/>
      <text:list xml:id="list585736538" text:continue-list="list1693728373" text:style-name="Outline">
        <text:list-item>
          <text:list>
            <text:list-item>
              <text:h text:style-name="P7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755005662" text:style-name="L4">
        <text:list-header>
          <text:p text:style-name="P76">❏<text:tab/>Red Hat Enterprise Linux 5.x/6.x Server</text:p>
          <text:p text:style-name="P76">❏<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49">Make sure that all the other services are automatically started by your operating system!</text:p>
      <text:p text:style-name="Text_20_body"/>
      <text:list xml:id="list1844194588" text:continue-list="list58573653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4717988"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697862134" text:style-name="L5">
        <text:list-header>
          <text:p text:style-name="P77">❏<text:tab/>Enable Firewall</text:p>
          <text:p text:style-name="P77">❏<text:tab/>Disable SELinux</text:p>
          <text:p text:style-name="P67"/>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Code"/>
      <text:p text:style-name="Code"/>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824910602" text:continue-list="list34717988" text:style-name="Outline">
        <text:list-item>
          <text:list>
            <text:list-item>
              <text:h text:style-name="P71"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553301052"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807322655" text:continue-numbering="true" text:style-name="Outline">
        <text:list-item>
          <text:h text:style-name="P83"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57935462"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6">/usr/local/pf/conf/networks.conf</text:span></text:span><text:span text:style-name="Code_20__28_inline_29_"><text:span text:style-name="T6"> and it can always be adjusted by hand afterward.</text:span></text:span></text:p>
      <text:list xml:id="list156676041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5">.</text:span> You will never have to enter it more than once.</text:p>
      <text:p text:style-name="Text_20_body">Once PacketFence is started, administration interface is available at: https://&lt;hostname&gt;:1443/</text:p>
      <text:list xml:id="list1533003240"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11189624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6727149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2047551481"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207536262"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This section applies only for VLAN enforcement. Users planning to do inline enforcement only can skip this section.</text:p>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2004755825" text:style-name="L6">
        <text:list-header>
          <text:p text:style-name="P78">❏<text:tab/>Default SNMP read/write communities for the switches</text:p>
          <text:p text:style-name="P78">❏<text:tab/>Default working mode (see note about working mode below)</text:p>
        </text:list-header>
      </text:list>
      <text:p text:style-name="Text_20_body">and a switch section for each switch (managed by PacketFence) including:</text:p>
      <text:list xml:id="list1711300368" text:style-name="L7">
        <text:list-header>
          <text:p text:style-name="P79">❏<text:tab/>Switch IP</text:p>
          <text:p text:style-name="P79">❏<text:tab/>Switch vendor/type</text:p>
          <text:p text:style-name="P79">❏<text:tab/>Switch uplink ports (trunks and non-managed ports)</text:p>
          <text:p text:style-name="P79">❏<text:tab/>per-switch re-definition of the vlans (if required)</text:p>
        </text:list-header>
      </text:list>
      <text:p text:style-name="Text_20_body"/>
      <text:p text:style-name="Heading_20_3"><text:soft-page-break/>Working modes</text:p>
      <text:p text:style-name="Text_20_body">There are three different working modes:</text:p>
      <text:list xml:id="list227888081" text:style-name="L8">
        <text:list-header>
          <text:p text:style-name="P80">❏<text:tab/>Testing: pfsetvlan writes in the log files what it would normally do, but it doesn't do anything.</text:p>
          <text:p text:style-name="P80">❏<text:tab/>Registration: pfsetvlan automatically-register all MAC addresses seen on the switch ports. As in testing mode, no VLAN changes are done.</text:p>
          <text:p text:style-name="P80">❏<text:tab/>Production: pfsetvlan sends the SNMP writes to change the VLAN on the switch ports. </text:p>
        </text:list-header>
      </text:list>
      <text:p text:style-name="P55"/>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629245907" text:continue-list="list1207536262"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81423574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38210534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356217122"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5">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191999888"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5">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502413023"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0">❏<text:tab/>network: Network subnet</text:p>
      <text:p text:style-name="P22">❏<text:tab/>netmask: Network mask</text:p>
      <text:p text:style-name="P22">❏<text:tab/>gateway: PacketFence IP address in this network</text:p>
      <text:p text:style-name="P61">❏<text:tab/>next_hop: used only with routed networks; IP address of the router in this network (This is used to locally create static routes to the routed networks). See the <text:a xlink:type="simple" xlink:href="#5.6.Routed Networks|outline">Routed Networks section</text:a>)</text:p>
      <text:p text:style-name="P22"><text:soft-page-break/>❏<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802722142" text:style-name="L9">
        <text:list-header>
          <text:p text:style-name="P87">❏<text:tab/>named: Is PacketFence the DNS for this network ? (Enabled/Disabled) set it to <text:tab/>enabled unless in inline type where it should be disabled</text:p>
          <text:p text:style-name="P87">❏<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3">The DHCP configuration file is generated to <text:span text:style-name="Code_20__28_inline_29_">var/conf/dhcpd.conf </text:span>using <text:span text:style-name="Code_20__28_inline_29_">conf/dhcpd.conf</text:span> as a template.</text:p>
      <text:p text:style-name="P51">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5">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230710758" text:continue-list="list1502413023"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635481494" text:continue-numbering="true" text:style-name="Outline">
        <text:list-item>
          <text:list>
            <text:list-item>
              <text:h text:style-name="P71"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38904775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1073067405" text:continue-numbering="true" text:style-name="Outline">
        <text:list-item>
          <text:list>
            <text:list-item>
              <text:list>
                <text:list-item>
                  <text:list>
                    <text:list-item>
                      <text:h text:style-name="P97"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3">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911446599" text:continue-numbering="true" text:style-name="Outline">
        <text:list-item>
          <text:list>
            <text:list-item>
              <text:list>
                <text:list-item>
                  <text:list>
                    <text:list-item>
                      <text:h text:style-name="P9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762868543" text:continue-numbering="true" text:style-name="Outline">
        <text:list-item>
          <text:list>
            <text:list-item>
              <text:list>
                <text:list-item>
                  <text:list>
                    <text:list-item>
                      <text:h text:style-name="P97"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341984234" text:continue-numbering="true" text:style-name="Outline">
        <text:list-item>
          <text:list>
            <text:list-item>
              <text:list>
                <text:list-item>
                  <text:list>
                    <text:list-item>
                      <text:h text:style-name="P97" text:outline-level="4"><text:soft-page-break/></text:h>
                    </text:list-item>
                    <text:list-item>
                      <text:h text:style-name="P97"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35053608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00158725"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396054496"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723846842"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634251509" text:continue-numbering="true" text:style-name="Outline">
        <text:list-item>
          <text:h text:style-name="P83"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98450490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293137787"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87453816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06552506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848789357"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209707292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290807341"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361437885"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68351268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988318158" text:continue-numbering="true" text:style-name="Outline">
        <text:list-item>
          <text:list>
            <text:list-item>
              <text:list>
                <text:list-item>
                  <text:list>
                    <text:list-item>
                      <text:h text:style-name="P9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312510231" text:continue-numbering="true" text:style-name="Outline">
        <text:list-item>
          <text:list>
            <text:list-item>
              <text:list>
                <text:list-item>
                  <text:list>
                    <text:list-item>
                      <text:h text:style-name="P9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509857516" text:style-name="L10">
        <text:list-item>
          <text:p text:style-name="P68"><text:span text:style-name="T13">log</text:span>: log a message to the file specified in <text:span text:style-name="T13">[alerting].log</text:span></text:p>
        </text:list-item>
        <text:list-item>
          <text:p text:style-name="P68"><text:span text:style-name="T13">email</text:span>: email the address specified in <text:span text:style-name="T13">[alerting].emailaddr</text:span>, using <text:span text:style-name="T13">[alerting].smtpserver</text:span>. Multiple emailaddr can be sperated by comma.</text:p>
        </text:list-item>
        <text:list-item>
          <text:p text:style-name="P68"><text:span text:style-name="T13">trap</text:span>: isolate the host and place them in violation. It opens a violation and leaves it open. If trap is not there, a violation is opened and then automatically closed</text:p>
        </text:list-item>
        <text:list-item>
          <text:p text:style-name="P68"><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68"><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1842668703" text:continue-numbering="true" text:style-name="L10">
        <text:list-item>
          <text:p text:style-name="P69"><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68"><text:span text:style-name="T13">registrationVlan</text:span><text:span text:style-name="T6">: Registration VLAN as specified in </text:span><text:span text:style-name="T13">switches.conf</text:span><text:span text:style-name="T6">.</text:span></text:p>
        </text:list-item>
        <text:list-item>
          <text:p text:style-name="P68"><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5">vlan=isolationVlan</text:p>
      <text:p text:style-name="P35">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58972557" text:continue-list="list1312510231" text:style-name="Outline">
        <text:list-item>
          <text:list>
            <text:list-item>
              <text:h text:style-name="P71"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1817346901" text:continue-numbering="true" text:style-name="Outline">
        <text:list-item>
          <text:list>
            <text:list-item>
              <text:h text:style-name="P71"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0"><text:span text:style-name="Code_20__28_inline_29_"><text:span text:style-name="T24">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4">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924692096" text:continue-numbering="true" text:style-name="Outline">
        <text:list-item>
          <text:list>
            <text:list-item>
              <text:h text:style-name="P7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p text:style-name="P17"/>
      <text:p text:style-name="P17"/>
      <text:p text:style-name="P17"/>
      <text:list xml:id="list41637334" text:continue-numbering="true" text:style-name="Outline">
        <text:list-item>
          <text:list>
            <text:list-item>
              <text:h text:style-name="Heading_20_2" text:outline-level="2"><text:bookmark text:name="__RefHeading__6134_1786020060"/><text:soft-page-break/>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7"># Wired 802.1X</text:p>
      <text:p text:style-name="P73">sc config dot3svc start=auto depend=napagent</text:p>
      <text:p text:style-name="P73">sc start dot3svc</text:p>
      <text:p text:style-name="P37"><text:bookmark text:name="line-7-2"/></text:p>
      <text:p text:style-name="P73">netsh nap client show config</text:p>
      <text:p text:style-name="P37"><text:bookmark text:name="line-9-1"/></text:p>
      <text:p text:style-name="P73">#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3">conf/violations.conf</text:span> files :</text:p>
      <text:p text:style-name="P37">[4000001]</text:p>
      <text:p text:style-name="P37"><text:span text:style-name="T22">desc=No anti-virus enabled</text:span></text:p>
      <text:p text:style-name="P37"><text:span text:style-name="T22">url=/remediation.php?template=noantivirus</text:span></text:p>
      <text:p text:style-name="P37"><text:span text:style-name="T22">actions=trap,email,log</text:span></text:p>
      <text:p text:style-name="P37"><text:span text:style-name="T22">enabled=Y</text:span></text:p>
      <text:p text:style-name="P53">NB. <text:s/>You may also want to set other attributes such as auto_enable, grace, etc.</text:p>
      <text:p text:style-name="Text_20_body"/>
      <text:p text:style-name="Text_20_body">When done with the violation, v<text:span text:style-name="T27">isit </text:span><text:span text:style-name="T30">https://localhost:1443/soh</text:span><text:span text:style-name="T27"> and (edit the filter named </text:span><text:span text:style-name="T28"><text:s text:c="3"/></text:span><text:span text:style-name="T27">"Default", or) use the "Add a filter" button to create a filter named "antivirus". <text:s/>Click on "antivirus" in the filter list, and select "Trigger </text:span><text:span text:style-name="T31">violation" in the action drop-down. Enter the vid of the violation you created above in the input box that appears.</text:span></text:p>
      <text:p text:style-name="Text_20_body"><text:span text:style-name="T31"/></text:p>
      <text:p text:style-name="P85"><text:span text:style-name="T32">Next, click on "Add a condition", and select "Anti-virus", "is", and </text:span><text:span text:style-name="T23">"disabled" in the drop-down boxes that appear. <text:s/></text:span><text:span text:style-name="T29">Click on the "Save filters" button. <text:s/>Finally, reload the violations either by restarting PacketFence or using the </text:span><text:span text:style-name="T30">pfcmd reload violations</text:span><text:span text:style-name="T29"> command.</text:span></text:p>
      <text:p text:style-name="P85"><text:span text:style-name="T29"/></text:p>
      <text:p text:style-name="P85"><text:span text:style-name="T29">The last step is to create a new remediation template called </text:span><text:span text:style-name="T30">noantivirus.php</text:span><text:span text:style-name="T29"> on the filesystem in the </text:span><text:span text:style-name="T30">html/captive-portal/violations</text:span><text:span text:style-name="T29"> folder. <text:s/>Edit it to include the text you want to display to the users. <text:s/></text:span></text:p>
      <text:p text:style-name="Text_20_body"><text:span text:style-name="T31"/></text:p>
      <text:p text:style-name="Text_20_body"><text:span text:style-name="T27"/></text:p>
      <text:p text:style-name="Text_20_body"/>
      <text:list xml:id="list1154241886" text:continue-numbering="true" text:style-name="Outline">
        <text:list-item>
          <text:h text:style-name="P83"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411349274"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85143048"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366607258" text:style-name="L11">
        <text:list-item>
          <text:list>
            <text:list-item>
              <text:list>
                <text:list-item>
                  <text:list>
                    <text:list-item>
                      <text:list>
                        <text:list-item>
                          <text:list>
                            <text:list-item>
                              <text:p text:style-name="P88">You have to make sure that only one database server is running at each time (don't double-mount the partition)</text:p>
                            </text:list-item>
                          </text:list>
                        </text:list-item>
                      </text:list>
                    </text:list-item>
                  </text:list>
                </text:list-item>
              </text:list>
              <text:p text:style-name="P89"><text:span text:style-name="T9">❏<text:tab/></text:span>A local MySQL database server on each PacketFence box and replication of the database partition using DRBD</text:p>
              <text:p text:style-name="P90"><text:span text:style-name="T9">❏<text:tab/></text:span>A remote MySQL database server with its own high availability setup</text:p>
              <text:p text:style-name="P94"/>
              <text:p text:style-name="P95">In this document, we describe the second option that involves DRBD.</text:p>
              <text:p text:style-name="P95"/>
              <text:p text:style-name="P95">We assume that:</text:p>
              <text:p text:style-name="P90"><text:span text:style-name="T9">❏<text:tab/></text:span>you are using RedHat Enterprise 5 or CentOS 5.</text:p>
              <text:p text:style-name="P90"><text:span text:style-name="T9">❏<text:tab/></text:span>pf1 is the first PacketFence server</text:p>
              <text:p text:style-name="P90"><text:span text:style-name="T9">❏<text:tab/></text:span>pf2 is the second PacketFence server</text:p>
              <text:p text:style-name="P90"><text:soft-page-break/><text:span text:style-name="T9">❏<text:tab/></text:span>PacketFence is properly configured on each server</text:p>
              <text:p text:style-name="P90"><text:span text:style-name="T9">❏<text:tab/>t</text:span>he DRBD partition is 30G long</text:p>
              <text:p text:style-name="P90"><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88689339" text:style-name="L12">
        <text:list-header>
          <text:p text:style-name="P91"><text:span text:style-name="T9">❏<text:tab/></text:span>reduce the size of LogVol00 of 30G</text:p>
          <text:p text:style-name="P91"><text:span text:style-name="T9">❏<text:tab/></text:span>create a new partition (ext3) called mysql: 30G. You'll be asked to specify where this new partition will mounted: enter /data (or anything else that is used by Linux).</text:p>
          <text:p text:style-name="P91"><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2046640578" text:style-name="L13">
        <text:list-header>
          <text:p text:style-name="P92"><text:span text:style-name="T10">❏<text:tab/></text:span><text:span text:style-name="T19">mysql</text:span> is the name of the partition you created when installing the OS</text:p>
        </text:list-header>
      </text:list>
      <text:list xml:id="list1293707823" text:style-name="L14">
        <text:list-header>
          <text:p text:style-name="P93"><text:span text:style-name="T10">❏<text:tab/></text:span><text:span text:style-name="T19">pf1_server_name</text:span> and <text:span text:style-name="T19">pf2_server_name</text:span> by the real server names.</text:p>
          <text:p text:style-name="P93"><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3"><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62853457" text:continue-list="list85143048" text:style-name="Outline">
        <text:list-item>
          <text:list>
            <text:list-item>
              <text:list>
                <text:list-item>
                  <text:list>
                    <text:list-item>
                      <text:h text:style-name="P9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251335745" text:continue-numbering="true" text:style-name="Outline">
        <text:list-item>
          <text:list>
            <text:list-item>
              <text:list>
                <text:list-item>
                  <text:list>
                    <text:list-item>
                      <text:h text:style-name="P98" text:outline-level="4"/>
                    </text:list-item>
                    <text:list-item>
                      <text:h text:style-name="P98"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80265767"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062558322" text:continue-numbering="true" text:style-name="Outline">
        <text:list-item>
          <text:list>
            <text:list-item>
              <text:h text:style-name="P71"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4"/>
      <text:p text:style-name="Text_20_body">This will allow the following browsers to reach the captive portal (but nothing els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378947672"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765243150"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242793368" text:continue-numbering="true" text:style-name="Outline">
        <text:list-item>
          <text:list>
            <text:list-item>
              <text:list>
                <text:list-item>
                  <text:list>
                    <text:list-item>
                      <text:h text:style-name="P99"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list xml:id="list1844444946" text:continue-numbering="true" text:style-name="Outline">
        <text:list-item>
          <text:list>
            <text:list-item>
              <text:list>
                <text:list-item>
                  <text:list>
                    <text:list-item>
                      <text:h text:style-name="P100"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095001247"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979320387" text:continue-numbering="true" text:style-name="Outline">
        <text:list-item>
          <text:list>
            <text:list-item>
              <text:h text:style-name="P71" text:outline-level="2"><text:bookmark text:name="__RefHeading__4767_400627320"/><office:annotation><dc:creator>Olivier Bilodeau</dc:creator><dc:date>2010-12-14T13:47:42</dc:date><text:p text:style-name="P105"><text:span text:style-name="T34">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20380690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226918150"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317628248"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961834542"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524469626"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568850095"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47083422"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4">❏<text:tab/>Everyone behind an inline interface is on the same Layer 2 LAN</text:p>
      <text:p text:style-name="P63"><text:span text:style-name="T9">❏<text:tab/>Every packet of authorized users goes through the PacketFence server increasing the </text:span><text:soft-page-break/><text:span text:style-name="T9">servers' load considerably: Plan ahead for capacity</text:span></text:p>
      <text:p text:style-name="P65">❏<text:tab/>Every packet of authorized users goes through the PacketFence server: it is a single point of failure for Internet access</text:p>
      <text:p text:style-name="P65">❏<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712634127"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0620637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2390309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43224564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50649598" text:continue-numbering="true" text:style-name="Outline">
        <text:list-item>
          <text:list>
            <text:list-item>
              <text:list>
                <text:list-item>
                  <text:list>
                    <text:list-item>
                      <text:h text:style-name="P9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33095020" text:continue-numbering="true" text:style-name="Outline">
        <text:list-item>
          <text:list>
            <text:list-item>
              <text:list>
                <text:list-item>
                  <text:list>
                    <text:list-item>
                      <text:h text:style-name="P9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06959057" text:continue-numbering="true" text:style-name="Outline">
        <text:list-item>
          <text:list>
            <text:list-item>
              <text:list>
                <text:list-item>
                  <text:list>
                    <text:list-item>
                      <text:h text:style-name="P10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680997973" text:continue-numbering="true" text:style-name="Outline">
        <text:list-item>
          <text:list>
            <text:list-item>
              <text:list>
                <text:list-item>
                  <text:list>
                    <text:list-item>
                      <text:h text:style-name="P101" text:outline-level="4"/>
                    </text:list-item>
                    <text:list-item>
                      <text:h text:style-name="P101"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880331971"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3">❏<text:tab/>freeradius</text:p>
      <text:p text:style-name="P43"/>
      <text:list xml:id="list101234703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43895394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7340979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00318956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79368998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81431696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74720350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99309049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0984541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38790140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Trebuchet MS" svg:font-family="'Trebuchet MS', Verdana, sans-serif"/>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0-31T11:49:28</dc:date>
    <meta:editing-cycles>942</meta:editing-cycles>
    <meta:editing-duration>PT395H02M14S</meta:editing-duration>
    <meta:printed-by>Olivier Bilodeau</meta:printed-by>
    <meta:print-date>2010-07-14T16:24:11</meta:print-date>
    <meta:document-statistic meta:table-count="3" meta:image-count="10" meta:object-count="0" meta:page-count="89" meta:paragraph-count="1321" meta:word-count="14254" meta:character-count="100568"/>
    <meta:user-defined meta:name="Info 1"/>
    <meta:user-defined meta:name="Info 2"/>
    <meta:user-defined meta:name="Info 3"/>
    <meta:user-defined meta:name="Info 4"/>
  </office:meta>
</office:document-meta>
</file>